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37b9c" officeooo:paragraph-rsid="00137b9c"/>
    </style:style>
    <style:style style:name="P2" style:family="paragraph" style:parent-style-name="Text_20_body">
      <style:paragraph-properties fo:text-align="center" style:justify-single-word="false"/>
      <style:text-properties officeooo:rsid="00b80646" officeooo:paragraph-rsid="00b80646"/>
    </style:style>
    <style:style style:name="P3" style:family="paragraph" style:parent-style-name="Text_20_body">
      <style:text-properties officeooo:rsid="00137b9c" officeooo:paragraph-rsid="006dd777"/>
    </style:style>
    <style:style style:name="P4" style:family="paragraph" style:parent-style-name="Text_20_body">
      <style:text-properties officeooo:paragraph-rsid="00af90c7"/>
    </style:style>
    <style:style style:name="P5" style:family="paragraph" style:parent-style-name="Text_20_body">
      <style:text-properties fo:font-style="normal" officeooo:rsid="0073ef19" officeooo:paragraph-rsid="00875a70" style:font-style-asian="normal" style:font-style-complex="normal"/>
    </style:style>
    <style:style style:name="P6" style:family="paragraph" style:parent-style-name="Text_20_body">
      <style:text-properties style:text-line-through-style="none" style:text-line-through-type="none" fo:font-style="italic" officeooo:rsid="0073ef19" officeooo:paragraph-rsid="00875a70" style:font-style-asian="italic" style:font-style-complex="italic"/>
    </style:style>
    <style:style style:name="P7" style:family="paragraph" style:parent-style-name="Text_20_body">
      <style:text-properties officeooo:paragraph-rsid="00b0353c"/>
    </style:style>
    <style:style style:name="P8" style:family="paragraph" style:parent-style-name="Text_20_body">
      <style:text-properties officeooo:paragraph-rsid="0087c9c3"/>
    </style:style>
    <style:style style:name="P9" style:family="paragraph" style:parent-style-name="Text_20_body">
      <style:text-properties officeooo:rsid="003095da" officeooo:paragraph-rsid="0051c517"/>
    </style:style>
    <style:style style:name="P10" style:family="paragraph" style:parent-style-name="Text_20_body">
      <style:text-properties style:text-line-through-style="none" style:text-line-through-type="none" fo:font-style="italic" officeooo:rsid="00757287" officeooo:paragraph-rsid="00757287" style:font-style-asian="italic" style:font-style-complex="italic"/>
    </style:style>
    <style:style style:name="P11" style:family="paragraph" style:parent-style-name="Text_20_body">
      <style:text-properties officeooo:rsid="0087c9c3" officeooo:paragraph-rsid="0087c9c3"/>
    </style:style>
    <style:style style:name="P12" style:family="paragraph" style:parent-style-name="Text_20_body">
      <style:text-properties officeooo:paragraph-rsid="00b1bf29"/>
    </style:style>
    <style:style style:name="P13" style:family="paragraph" style:parent-style-name="Text_20_body">
      <style:text-properties officeooo:rsid="008d1322" officeooo:paragraph-rsid="008d1322"/>
    </style:style>
    <style:style style:name="P14" style:family="paragraph" style:parent-style-name="Text_20_body">
      <style:text-properties style:text-line-through-style="none" style:text-line-through-type="none" fo:font-style="italic" style:text-underline-style="none" officeooo:rsid="008d1322" officeooo:paragraph-rsid="008d1322" style:font-style-asian="italic" style:font-style-complex="italic"/>
    </style:style>
    <style:style style:name="P15" style:family="paragraph" style:parent-style-name="Text_20_body">
      <style:text-properties officeooo:rsid="008d1322" officeooo:paragraph-rsid="00a0393d"/>
    </style:style>
    <style:style style:name="P16" style:family="paragraph" style:parent-style-name="Text_20_body">
      <style:text-properties officeooo:rsid="00a0393d" officeooo:paragraph-rsid="00a0393d"/>
    </style:style>
    <style:style style:name="P17" style:family="paragraph" style:parent-style-name="Text_20_body">
      <style:text-properties style:text-line-through-style="none" style:text-line-through-type="none" fo:font-style="italic" officeooo:rsid="00a0393d" officeooo:paragraph-rsid="00a067f7" style:font-style-asian="italic" style:font-style-complex="italic"/>
    </style:style>
    <style:style style:name="P18" style:family="paragraph" style:parent-style-name="Text_20_body">
      <style:text-properties officeooo:rsid="00a067f7" officeooo:paragraph-rsid="00c4d617"/>
    </style:style>
    <style:style style:name="P19" style:family="paragraph" style:parent-style-name="Text_20_body">
      <style:text-properties style:text-line-through-style="none" style:text-line-through-type="none" fo:font-weight="normal" officeooo:rsid="00a9b184" officeooo:paragraph-rsid="00b47dc9" style:font-weight-asian="normal" style:font-weight-complex="normal"/>
    </style:style>
    <style:style style:name="P20" style:family="paragraph" style:parent-style-name="Text_20_body">
      <style:text-properties officeooo:rsid="0097601b" officeooo:paragraph-rsid="00b47dc9"/>
    </style:style>
    <style:style style:name="P21" style:family="paragraph" style:parent-style-name="Text_20_body">
      <style:text-properties fo:font-style="normal" officeooo:rsid="00b635d3" officeooo:paragraph-rsid="00b47dc9" style:font-style-asian="normal" style:font-style-complex="normal"/>
    </style:style>
    <style:style style:name="P22" style:family="paragraph" style:parent-style-name="Text_20_body">
      <style:paragraph-properties fo:break-before="page"/>
      <style:text-properties officeooo:rsid="0014500b" officeooo:paragraph-rsid="00b635d3"/>
    </style:style>
    <style:style style:name="P23" style:family="paragraph" style:parent-style-name="Text_20_body">
      <style:text-properties officeooo:rsid="0014500b" officeooo:paragraph-rsid="00326599"/>
    </style:style>
    <style:style style:name="P24" style:family="paragraph" style:parent-style-name="Text_20_body">
      <style:text-properties officeooo:rsid="0014500b" officeooo:paragraph-rsid="00344fe7"/>
    </style:style>
    <style:style style:name="P25" style:family="paragraph" style:parent-style-name="Text_20_body">
      <style:text-properties officeooo:rsid="0014500b" officeooo:paragraph-rsid="00b635d3"/>
    </style:style>
    <style:style style:name="P26" style:family="paragraph" style:parent-style-name="Text_20_body">
      <style:text-properties officeooo:rsid="0014500b" officeooo:paragraph-rsid="002f14bf"/>
    </style:style>
    <style:style style:name="P27" style:family="paragraph" style:parent-style-name="Text_20_body">
      <style:text-properties officeooo:rsid="0014500b" officeooo:paragraph-rsid="003095da"/>
    </style:style>
    <style:style style:name="P28" style:family="paragraph" style:parent-style-name="Text_20_body">
      <style:text-properties officeooo:rsid="0014500b" officeooo:paragraph-rsid="003bc779"/>
    </style:style>
    <style:style style:name="P29" style:family="paragraph" style:parent-style-name="Text_20_body">
      <style:text-properties officeooo:rsid="0014500b" officeooo:paragraph-rsid="004056e6"/>
    </style:style>
    <style:style style:name="P30" style:family="paragraph" style:parent-style-name="Text_20_body">
      <style:text-properties officeooo:rsid="0014500b" officeooo:paragraph-rsid="004178ae"/>
    </style:style>
    <style:style style:name="P31" style:family="paragraph" style:parent-style-name="Text_20_body">
      <style:text-properties officeooo:paragraph-rsid="00421a15"/>
    </style:style>
    <style:style style:name="P32" style:family="paragraph" style:parent-style-name="Text_20_body">
      <style:text-properties officeooo:rsid="0014500b" officeooo:paragraph-rsid="0043844a"/>
    </style:style>
    <style:style style:name="P33" style:family="paragraph" style:parent-style-name="Text_20_body">
      <style:text-properties style:text-line-through-style="none" style:text-line-through-type="none" officeooo:rsid="0014500b" officeooo:paragraph-rsid="00a082c2"/>
    </style:style>
    <style:style style:name="P34" style:family="paragraph" style:parent-style-name="Text_20_body">
      <style:text-properties style:text-line-through-style="none" style:text-line-through-type="none" officeooo:rsid="0014500b" officeooo:paragraph-rsid="00a3742c"/>
    </style:style>
    <style:style style:name="P35" style:family="paragraph" style:parent-style-name="Text_20_body">
      <style:text-properties style:text-line-through-style="none" style:text-line-through-type="none" officeooo:rsid="0014500b" officeooo:paragraph-rsid="00c4d617"/>
    </style:style>
    <style:style style:name="P36" style:family="paragraph" style:parent-style-name="Text_20_body">
      <style:text-properties officeooo:rsid="0014500b" officeooo:paragraph-rsid="00ccd87c"/>
    </style:style>
    <style:style style:name="T1" style:family="text">
      <style:text-properties officeooo:rsid="004e03f8"/>
    </style:style>
    <style:style style:name="T2" style:family="text">
      <style:text-properties officeooo:rsid="00bd5a74"/>
    </style:style>
    <style:style style:name="T3" style:family="text">
      <style:text-properties officeooo:rsid="00af52ac"/>
    </style:style>
    <style:style style:name="T4" style:family="text">
      <style:text-properties officeooo:rsid="006d5c00"/>
    </style:style>
    <style:style style:name="T5" style:family="text">
      <style:text-properties officeooo:rsid="006dd777"/>
    </style:style>
    <style:style style:name="T6" style:family="text">
      <style:text-properties officeooo:rsid="00698a28"/>
    </style:style>
    <style:style style:name="T7" style:family="text">
      <style:text-properties officeooo:rsid="006a2bb1"/>
    </style:style>
    <style:style style:name="T8" style:family="text">
      <style:text-properties officeooo:rsid="0014500b"/>
    </style:style>
    <style:style style:name="T9" style:family="text">
      <style:text-properties fo:font-weight="normal" officeooo:rsid="006a2bb1"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163c41" style:font-weight-asian="normal" style:font-weight-complex="normal"/>
    </style:style>
    <style:style style:name="T12" style:family="text">
      <style:text-properties fo:font-weight="normal" officeooo:rsid="0016c2d5" style:font-weight-asian="normal" style:font-weight-complex="normal"/>
    </style:style>
    <style:style style:name="T13" style:family="text">
      <style:text-properties fo:font-weight="normal" officeooo:rsid="0094b9db" style:font-weight-asian="normal" style:font-weight-complex="normal"/>
    </style:style>
    <style:style style:name="T14" style:family="text">
      <style:text-properties fo:font-weight="normal" officeooo:rsid="00bd5a74" style:font-weight-asian="normal" style:font-weight-complex="normal"/>
    </style:style>
    <style:style style:name="T15" style:family="text">
      <style:text-properties fo:font-weight="normal" officeooo:rsid="006d5c00" style:font-weight-asian="normal" style:font-weight-complex="normal"/>
    </style:style>
    <style:style style:name="T16" style:family="text">
      <style:text-properties fo:font-weight="normal" officeooo:rsid="006dd777" style:font-weight-asian="normal" style:font-weight-complex="normal"/>
    </style:style>
    <style:style style:name="T17" style:family="text">
      <style:text-properties officeooo:rsid="006bcd52"/>
    </style:style>
    <style:style style:name="T18" style:family="text">
      <style:text-properties officeooo:rsid="00bee70e"/>
    </style:style>
    <style:style style:name="T19" style:family="text">
      <style:text-properties officeooo:rsid="007ccac9"/>
    </style:style>
    <style:style style:name="T20" style:family="text">
      <style:text-properties officeooo:rsid="004e734e"/>
    </style:style>
    <style:style style:name="T21" style:family="text">
      <style:text-properties officeooo:rsid="006dee90"/>
    </style:style>
    <style:style style:name="T22" style:family="text">
      <style:text-properties officeooo:rsid="0059dc12"/>
    </style:style>
    <style:style style:name="T23" style:family="text">
      <style:text-properties officeooo:rsid="005b77f6"/>
    </style:style>
    <style:style style:name="T24" style:family="text">
      <style:text-properties officeooo:rsid="00163c41"/>
    </style:style>
    <style:style style:name="T25" style:family="text">
      <style:text-properties officeooo:rsid="007f34a1"/>
    </style:style>
    <style:style style:name="T26" style:family="text">
      <style:text-properties officeooo:rsid="0087c9c3"/>
    </style:style>
    <style:style style:name="T27" style:family="text">
      <style:text-properties officeooo:rsid="0080e611"/>
    </style:style>
    <style:style style:name="T28" style:family="text">
      <style:text-properties officeooo:rsid="0083bf86"/>
    </style:style>
    <style:style style:name="T29" style:family="text">
      <style:text-properties style:text-position="super 58%" officeooo:rsid="00b635d3"/>
    </style:style>
    <style:style style:name="T30" style:family="text">
      <style:text-properties officeooo:rsid="00c64bed"/>
    </style:style>
    <style:style style:name="T31" style:family="text">
      <style:text-properties officeooo:rsid="00af90c7"/>
    </style:style>
    <style:style style:name="T32" style:family="text">
      <style:text-properties officeooo:rsid="0085715c"/>
    </style:style>
    <style:style style:name="T33" style:family="text">
      <style:text-properties officeooo:rsid="0082288c"/>
    </style:style>
    <style:style style:name="T34" style:family="text">
      <style:text-properties officeooo:rsid="00827a6f"/>
    </style:style>
    <style:style style:name="T35" style:family="text">
      <style:text-properties officeooo:rsid="00875a70"/>
    </style:style>
    <style:style style:name="T36" style:family="text">
      <style:text-properties officeooo:rsid="00b0353c"/>
    </style:style>
    <style:style style:name="T37" style:family="text">
      <style:text-properties fo:font-style="normal" officeooo:rsid="00875a70" style:font-style-asian="normal" style:font-style-complex="normal"/>
    </style:style>
    <style:style style:name="T38" style:family="text">
      <style:text-properties fo:font-style="normal" officeooo:rsid="00b0353c" style:font-style-asian="normal" style:font-style-complex="normal"/>
    </style:style>
    <style:style style:name="T39" style:family="text">
      <style:text-properties fo:font-style="normal" officeooo:rsid="0087c9c3" style:font-style-asian="normal" style:font-style-complex="normal"/>
    </style:style>
    <style:style style:name="T40" style:family="text">
      <style:text-properties officeooo:rsid="002f14bf"/>
    </style:style>
    <style:style style:name="T41" style:family="text">
      <style:text-properties officeooo:rsid="003095da"/>
    </style:style>
    <style:style style:name="T42" style:family="text">
      <style:text-properties officeooo:rsid="005d7858"/>
    </style:style>
    <style:style style:name="T43" style:family="text">
      <style:text-properties style:text-position="super 58%" officeooo:rsid="0026adf9"/>
    </style:style>
    <style:style style:name="T44" style:family="text">
      <style:text-properties style:text-position="super 58%" officeooo:rsid="002f14bf"/>
    </style:style>
    <style:style style:name="T45" style:family="text">
      <style:text-properties officeooo:rsid="0050c805"/>
    </style:style>
    <style:style style:name="T46" style:family="text">
      <style:text-properties style:text-position="super 58%" officeooo:rsid="003095da"/>
    </style:style>
    <style:style style:name="T47" style:family="text">
      <style:text-properties officeooo:rsid="006ef788"/>
    </style:style>
    <style:style style:name="T48" style:family="text">
      <style:text-properties officeooo:rsid="0030a0ff"/>
    </style:style>
    <style:style style:name="T49" style:family="text">
      <style:text-properties officeooo:rsid="00326599"/>
    </style:style>
    <style:style style:name="T50" style:family="text">
      <style:text-properties style:text-position="super 58%" officeooo:rsid="00326599"/>
    </style:style>
    <style:style style:name="T51" style:family="text">
      <style:text-properties style:text-position="0% 100%" officeooo:rsid="0050c805"/>
    </style:style>
    <style:style style:name="T52" style:family="text">
      <style:text-properties style:text-position="0% 100%" officeooo:rsid="00bee70e"/>
    </style:style>
    <style:style style:name="T53" style:family="text">
      <style:text-properties officeooo:rsid="0088ace5"/>
    </style:style>
    <style:style style:name="T54" style:family="text">
      <style:text-properties fo:font-style="normal" style:font-style-asian="normal" style:font-style-complex="normal"/>
    </style:style>
    <style:style style:name="T55" style:family="text">
      <style:text-properties fo:font-style="normal" officeooo:rsid="0088ace5" style:font-style-asian="normal" style:font-style-complex="normal"/>
    </style:style>
    <style:style style:name="T56" style:family="text">
      <style:text-properties fo:font-style="normal" officeooo:rsid="008a6c23" style:font-style-asian="normal" style:font-style-complex="normal"/>
    </style:style>
    <style:style style:name="T57" style:family="text">
      <style:text-properties fo:font-style="normal" officeooo:rsid="00bee70e" style:font-style-asian="normal" style:font-style-complex="normal"/>
    </style:style>
    <style:style style:name="T58" style:family="text">
      <style:text-properties fo:font-style="normal" officeooo:rsid="00b1bf29" style:font-style-asian="normal" style:font-style-complex="normal"/>
    </style:style>
    <style:style style:name="T59" style:family="text">
      <style:text-properties officeooo:rsid="00404ed5"/>
    </style:style>
    <style:style style:name="T60" style:family="text">
      <style:text-properties officeooo:rsid="0099aedf"/>
    </style:style>
    <style:style style:name="T61" style:family="text">
      <style:text-properties officeooo:rsid="004056e6"/>
    </style:style>
    <style:style style:name="T62" style:family="text">
      <style:text-properties officeooo:rsid="00582dbd"/>
    </style:style>
    <style:style style:name="T63" style:family="text">
      <style:text-properties officeooo:rsid="005ec673"/>
    </style:style>
    <style:style style:name="T64" style:family="text">
      <style:text-properties officeooo:rsid="00608775"/>
    </style:style>
    <style:style style:name="T65" style:family="text">
      <style:text-properties officeooo:rsid="008bdfed"/>
    </style:style>
    <style:style style:name="T66" style:family="text">
      <style:text-properties officeooo:rsid="00ba4a92"/>
    </style:style>
    <style:style style:name="T67" style:family="text">
      <style:text-properties officeooo:rsid="00b1bf29"/>
    </style:style>
    <style:style style:name="T68" style:family="text">
      <style:text-properties officeooo:rsid="004178ae"/>
    </style:style>
    <style:style style:name="T69" style:family="text">
      <style:text-properties style:text-position="super 58%" style:font-name="Liberation Serif"/>
    </style:style>
    <style:style style:name="T70" style:family="text">
      <style:text-properties style:text-position="super 58%" style:font-name="Liberation Serif" officeooo:rsid="008b1078"/>
    </style:style>
    <style:style style:name="T71" style:family="text">
      <style:text-properties style:text-position="super 58%" officeooo:rsid="004178ae"/>
    </style:style>
    <style:style style:name="T72" style:family="text">
      <style:text-properties officeooo:rsid="00421a15"/>
    </style:style>
    <style:style style:name="T73" style:family="text">
      <style:text-properties officeooo:rsid="0043844a"/>
    </style:style>
    <style:style style:name="T74" style:family="text">
      <style:text-properties officeooo:rsid="00b1e94d"/>
    </style:style>
    <style:style style:name="T75" style:family="text">
      <style:text-properties style:text-position="super 58%" style:font-name="Liberation Serif" officeooo:rsid="0043844a"/>
    </style:style>
    <style:style style:name="T76" style:family="text">
      <style:text-properties officeooo:rsid="008d1322"/>
    </style:style>
    <style:style style:name="T77" style:family="text">
      <style:text-properties officeooo:rsid="009ce096"/>
    </style:style>
    <style:style style:name="T78" style:family="text">
      <style:text-properties officeooo:rsid="00b301c2"/>
    </style:style>
    <style:style style:name="T79" style:family="text">
      <style:text-properties officeooo:rsid="00a082c2"/>
    </style:style>
    <style:style style:name="T80" style:family="text">
      <style:text-properties officeooo:rsid="00a0393d"/>
    </style:style>
    <style:style style:name="T81" style:family="text">
      <style:text-properties fo:font-weight="normal" officeooo:rsid="00a082c2" style:font-weight-asian="normal" style:font-weight-complex="normal"/>
    </style:style>
    <style:style style:name="T82" style:family="text">
      <style:text-properties fo:font-weight="normal" officeooo:rsid="00a3742c" style:font-weight-asian="normal" style:font-weight-complex="normal"/>
    </style:style>
    <style:style style:name="T83" style:family="text">
      <style:text-properties fo:font-weight="normal" officeooo:rsid="00a19eb5" style:font-weight-asian="normal" style:font-weight-complex="normal"/>
    </style:style>
    <style:style style:name="T84" style:family="text">
      <style:text-properties fo:font-weight="normal" officeooo:rsid="00bc49ae" style:font-weight-asian="normal" style:font-weight-complex="normal"/>
    </style:style>
    <style:style style:name="T85" style:family="text">
      <style:text-properties fo:font-weight="normal" officeooo:rsid="00a4b1ec" style:font-weight-asian="normal" style:font-weight-complex="normal"/>
    </style:style>
    <style:style style:name="T86" style:family="text">
      <style:text-properties style:text-line-through-style="none" style:text-line-through-type="none" style:text-position="super 58%" fo:font-weight="normal" officeooo:rsid="008bdfed" style:font-weight-asian="normal" style:font-weight-complex="normal"/>
    </style:style>
    <style:style style:name="T87" style:family="text">
      <style:text-properties style:text-line-through-style="none" style:text-line-through-type="none" style:text-position="super 58%" fo:font-weight="normal" officeooo:rsid="00a0393d" style:font-weight-asian="normal" style:font-weight-complex="normal"/>
    </style:style>
    <style:style style:name="T88" style:family="text">
      <style:text-properties fo:font-weight="normal" officeooo:rsid="00b301c2" style:font-weight-asian="normal" style:font-weight-complex="normal"/>
    </style:style>
    <style:style style:name="T89" style:family="text">
      <style:text-properties fo:font-weight="normal" officeooo:rsid="00c33ba2" style:font-weight-asian="normal" style:font-weight-complex="normal"/>
    </style:style>
    <style:style style:name="T90" style:family="text">
      <style:text-properties style:text-line-through-style="none" style:text-line-through-type="none" style:text-position="super 58%" fo:font-weight="normal" officeooo:rsid="00a3742c" style:font-weight-asian="normal" style:font-weight-complex="normal"/>
    </style:style>
    <style:style style:name="T91" style:family="text">
      <style:text-properties fo:font-weight="normal" officeooo:rsid="00bfad8c" style:font-weight-asian="normal" style:font-weight-complex="normal"/>
    </style:style>
    <style:style style:name="T92" style:family="text">
      <style:text-properties fo:font-weight="normal" officeooo:rsid="00c28f15" style:font-weight-asian="normal" style:font-weight-complex="normal"/>
    </style:style>
    <style:style style:name="T93" style:family="text">
      <style:text-properties style:text-position="super 58%" fo:font-weight="normal" officeooo:rsid="00b635d3" style:font-weight-asian="normal" style:font-weight-complex="normal"/>
    </style:style>
    <style:style style:name="T94" style:family="text">
      <style:text-properties fo:font-weight="normal" officeooo:rsid="00a7a72d" style:font-weight-asian="normal" style:font-weight-complex="normal"/>
    </style:style>
    <style:style style:name="T95" style:family="text">
      <style:text-properties fo:font-weight="normal" officeooo:rsid="00a68be4" style:font-weight-asian="normal" style:font-weight-complex="normal"/>
    </style:style>
    <style:style style:name="T96" style:family="text">
      <style:text-properties fo:font-weight="normal" officeooo:rsid="00a6b720" style:font-weight-asian="normal" style:font-weight-complex="normal"/>
    </style:style>
    <style:style style:name="T97" style:family="text">
      <style:text-properties style:text-line-through-style="none" style:text-line-through-type="none" style:text-position="super 58%" fo:font-weight="normal" officeooo:rsid="00c4d617" style:font-weight-asian="normal" style:font-weight-complex="normal"/>
    </style:style>
    <style:style style:name="T98" style:family="text">
      <style:text-properties officeooo:rsid="00bfad8c"/>
    </style:style>
    <style:style style:name="T99" style:family="text">
      <style:text-properties officeooo:rsid="00b47dc9"/>
    </style:style>
    <style:style style:name="T100" style:family="text">
      <style:text-properties fo:font-style="normal" officeooo:rsid="0073ef19" style:font-style-asian="normal" style:font-style-complex="normal"/>
    </style:style>
    <style:style style:name="T101" style:family="text">
      <style:text-properties fo:font-style="normal" officeooo:rsid="00ac85e1" style:font-style-asian="normal" style:font-style-complex="normal"/>
    </style:style>
    <style:style style:name="T102" style:family="text">
      <style:text-properties fo:font-style="normal" officeooo:rsid="00b47dc9" style:font-style-asian="normal" style:font-style-complex="normal"/>
    </style:style>
    <style:style style:name="T103" style:family="text">
      <style:text-properties fo:font-style="normal" officeooo:rsid="00bfad8c" style:font-style-asian="normal" style:font-style-complex="normal"/>
    </style:style>
    <style:style style:name="T104" style:family="text">
      <style:text-properties fo:font-style="normal" officeooo:rsid="00ace229" style:font-style-asian="normal" style:font-style-complex="normal"/>
    </style:style>
    <style:style style:name="T105" style:family="text">
      <style:text-properties fo:font-style="normal" officeooo:rsid="00bd5a74" style:font-style-asian="normal" style:font-style-complex="normal"/>
    </style:style>
    <style:style style:name="T106" style:family="text">
      <style:text-properties fo:font-style="normal" officeooo:rsid="00a6b720" style:font-style-asian="normal" style:font-style-complex="normal"/>
    </style:style>
    <style:style style:name="T107" style:family="text">
      <style:text-properties fo:font-style="normal" officeooo:rsid="00a8fbc5" style:font-style-asian="normal" style:font-style-complex="normal"/>
    </style:style>
    <style:style style:name="T108" style:family="text">
      <style:text-properties fo:font-style="normal" officeooo:rsid="00c0d5f1" style:font-style-asian="normal" style:font-style-complex="normal"/>
    </style:style>
    <style:style style:name="T109" style:family="text">
      <style:text-properties fo:font-style="normal" officeooo:rsid="00a7a72d" style:font-style-asian="normal" style:font-style-complex="normal"/>
    </style:style>
    <style:style style:name="T110" style:family="text">
      <style:text-properties fo:font-style="normal" officeooo:rsid="00c123f8" style:font-style-asian="normal" style:font-style-complex="normal"/>
    </style:style>
    <style:style style:name="T111" style:family="text">
      <style:text-properties fo:font-style="normal" officeooo:rsid="00a9b184" style:font-style-asian="normal" style:font-style-complex="normal"/>
    </style:style>
    <style:style style:name="T112" style:family="text">
      <style:text-properties fo:font-style="normal" officeooo:rsid="00b635d3" style:font-style-asian="normal" style:font-style-complex="normal"/>
    </style:style>
    <style:style style:name="T113" style:family="text">
      <style:text-properties style:text-position="super 58%" officeooo:rsid="0022c508"/>
    </style:style>
    <style:style style:name="T114" style:family="text">
      <style:text-properties style:text-line-through-style="solid" style:text-line-through-type="single" style:text-position="super 58%" officeooo:rsid="00344fe7"/>
    </style:style>
    <style:style style:name="T115" style:family="text">
      <style:text-properties style:text-line-through-style="solid" style:text-line-through-type="single" style:text-position="super 58%" officeooo:rsid="0022c508"/>
    </style:style>
    <style:style style:name="T116" style:family="text">
      <style:text-properties style:text-line-through-style="solid" style:text-line-through-type="single"/>
    </style:style>
    <style:style style:name="T117" style:family="text">
      <style:text-properties style:text-line-through-style="none" style:text-line-through-type="none"/>
    </style:style>
    <style:style style:name="T118" style:family="text">
      <style:text-properties style:text-line-through-style="none" style:text-line-through-type="none" officeooo:rsid="0094b9db"/>
    </style:style>
    <style:style style:name="T119" style:family="text">
      <style:text-properties style:text-line-through-style="solid" style:text-line-through-type="single" style:text-position="super 58%" officeooo:rsid="00b635d3"/>
    </style:style>
    <style:style style:name="T120" style:family="text">
      <style:text-properties officeooo:rsid="0094b9db"/>
    </style:style>
    <style:style style:name="T121" style:family="text">
      <style:text-properties style:text-position="super 58%" officeooo:rsid="003bc779"/>
    </style:style>
    <style:style style:name="T122" style:family="text">
      <style:text-properties style:text-position="super 58%" officeooo:rsid="004056e6"/>
    </style:style>
    <style:style style:name="T123" style:family="text">
      <style:text-properties style:text-position="super 58%" officeooo:rsid="00421a15"/>
    </style:style>
    <style:style style:name="T124" style:family="text">
      <style:text-properties style:text-position="super 58%" officeooo:rsid="0043844a"/>
    </style:style>
    <style:style style:name="T125" style:family="text">
      <style:text-properties style:text-position="super 58%" officeooo:rsid="008bdfed"/>
    </style:style>
    <style:style style:name="T126" style:family="text">
      <style:text-properties style:text-position="super 58%" officeooo:rsid="00a0393d"/>
    </style:style>
    <style:style style:name="T127" style:family="text">
      <style:text-properties style:text-position="super 58%" officeooo:rsid="00a3742c"/>
    </style:style>
    <style:style style:name="T128" style:family="text">
      <style:text-properties style:text-position="super 58%" officeooo:rsid="00c4d617"/>
    </style:style>
    <style:style style:name="T129" style:family="text">
      <style:text-properties style:text-line-through-style="none" style:text-line-through-type="none" style:text-position="super 58%" officeooo:rsid="008bdfed"/>
    </style:style>
    <style:style style:name="T130" style:family="text">
      <style:text-properties style:text-line-through-style="none" style:text-line-through-type="none" style:text-position="super 58%" officeooo:rsid="00ccd8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mester Project</text:p>
      <text:p text:style-name="P2">By Gregory Carlson – Discreet Mathematics, November 2025</text:p>
      <text:p text:style-name="P3">Greetings, and welcome to my semester project for Discreet Mathematics Fall semester 2025. My name is Gregory Carlson and today I <text:span text:style-name="T1">will be</text:span> <text:span text:style-name="T2">review</text:span><text:span text:style-name="T3">ing</text:span> <text:span text:style-name="T4">ou</text:span><text:span text:style-name="T5">t</text:span><text:span text:style-name="T4">puts</text:span><text:span text:style-name="T6"> </text:span><text:span text:style-name="T7">from</text:span><text:span text:style-name="T6"> </text:span><text:span text:style-name="T3">3</text:span><text:span text:style-name="T7"> AI</text:span> Large Language Models, <text:span text:style-name="T8">or LLMs </text:span><text:span text:style-name="T9">include</text:span><text:span text:style-name="T10"> </text:span><text:span text:style-name="T11">Google Gemini,</text:span><text:span text:style-name="T12"> PerplexityAI, </text:span><text:span text:style-name="T13">and </text:span><text:span text:style-name="T12">Grok, </text:span><text:span text:style-name="T14">in order </text:span><text:span text:style-name="T15">to study </text:span><text:span text:style-name="T14">how</text:span><text:span text:style-name="T15"> they re</text:span><text:span text:style-name="T16">ply</text:span><text:span text:style-name="T15"> to</text:span> <text:span text:style-name="T17">prompts</text:span> <text:span text:style-name="T2">with inconvenient answers for</text:span><text:span text:style-name="T1"> the</text:span> parent compan<text:span text:style-name="T17">y</text:span> <text:span text:style-name="T18">and their owners</text:span><text:span text:style-name="T1">? </text:span>I’ll <text:span text:style-name="T4">start </text:span>b<text:span text:style-name="T4">y</text:span> <text:span text:style-name="T17">establish</text:span><text:span text:style-name="T5">ing</text:span><text:span text:style-name="T17"> </text:span><text:span text:style-name="T5">some</text:span><text:span text:style-name="T4"> relevant</text:span><text:span text:style-name="T17"> </text:span><text:span text:style-name="T19">background </text:span><text:span text:style-name="T17">context about</text:span><text:span text:style-name="T5"> </text:span><text:span text:style-name="T4">each</text:span> parent compan<text:span text:style-name="T1">y</text:span><text:span text:style-name="T17"> </text:span><text:span text:style-name="T4">before </text:span><text:span text:style-name="T5">hitting </text:span><text:span text:style-name="T18">the corresponding</text:span><text:span text:style-name="T4"> chatbot </text:span><text:span text:style-name="T5">with the hardball questions</text:span>. In this manner I <text:span text:style-name="T5">hope</text:span> to <text:span text:style-name="T5">reveal</text:span><text:span text:style-name="T20"> some of the biases inherent in this</text:span><text:span text:style-name="T8"> technology. </text:span><text:span text:style-name="T5">AI is, </text:span><text:span text:style-name="T21">after all,</text:span><text:span text:style-name="T5"> </text:span><text:span text:style-name="T18">still</text:span><text:span text:style-name="T5"> a tool</text:span><text:span text:style-name="T22"> despite the </text:span><text:span text:style-name="T23">mythos</text:span><text:span text:style-name="T22"> </text:span><text:span text:style-name="T21">built up around</text:span><text:span text:style-name="T22"> it, </text:span><text:span text:style-name="T5">and</text:span><text:span text:style-name="T8"> tool</text:span><text:span text:style-name="T21">s</text:span><text:span text:style-name="T22"> </text:span><text:span text:style-name="T21">exist to</text:span><text:span text:style-name="T23"> </text:span><text:span text:style-name="T20">serve the interests of </text:span><text:span text:style-name="T21">their</text:span><text:span text:style-name="T23"> masters </text:span><text:span text:style-name="T18">which raises</text:span><text:span text:style-name="T3"> the</text:span><text:span text:style-name="T21"> question, “who is the</text:span><text:span text:style-name="T23"> master </text:span><text:span text:style-name="T21">here?”</text:span><text:span text:style-name="T8">. </text:span><text:span text:style-name="T24">Hopefully by the end of this, we </text:span><text:span text:style-name="T3">will</text:span><text:span text:style-name="T21"> </text:span><text:span text:style-name="T3">be</text:span><text:span text:style-name="T21"> a little closer to an answer</text:span><text:span text:style-name="T24">. </text:span></text:p>
      <text:p text:style-name="P4"><text:span text:style-name="T25">Let’s start with </text:span><text:span text:style-name="T26">Google Gemini</text:span><text:span text:style-name="T25">. Google presents itself as an unassuming provider of software services, but </text:span><text:span text:style-name="T3">behind the curtain</text:span><text:span text:style-name="T25"> </text:span><text:span text:style-name="T3">the company</text:span><text:span text:style-name="T25"> is </text:span><text:span text:style-name="T27">deeply</text:span><text:span text:style-name="T25"> interwoven </text:span><text:span text:style-name="T28">with</text:span><text:span text:style-name="T25"> the U</text:span><text:span text:style-name="T3">nited </text:span><text:span text:style-name="T25">S</text:span><text:span text:style-name="T3">tates</text:span><text:span text:style-name="T25"> military industrial complex. A </text:span><text:span text:style-name="T27">2015 </text:span><text:span text:style-name="T25">report by investigative journalist Nafeez Ahmed</text:span><text:span text:style-name="T29">1</text:span><text:span text:style-name="T25"> details how the company’</text:span><text:span text:style-name="T30">s</text:span><text:span text:style-name="T25"> </text:span><text:span text:style-name="T31">success was nurtured via</text:span><text:span text:style-name="T25"> Pentagon-linked investment</text:span><text:span text:style-name="T27">s and </text:span><text:span text:style-name="T31">cultivated through </text:span><text:span text:style-name="T32">informal networks</text:span><text:span text:style-name="T28"> like the highland forum</text:span><text:span text:style-name="T27"> dating all the way back to it’s inception </text:span><text:span text:style-name="T18">a Stanford University</text:span><text:span text:style-name="T27">. </text:span><text:span text:style-name="T31">During their </text:span><text:span text:style-name="T18">University </text:span><text:span text:style-name="T31">research</text:span><text:span text:style-name="T27">, </text:span><text:span text:style-name="T31">f</text:span><text:span text:style-name="T27">ounders Larry Page and Sergey Brin </text:span><text:span text:style-name="T31">were provided</text:span><text:span text:style-name="T27"> seed funding from sources linked to MDDS, a project sponsored by the NSA and CIA. </text:span><text:span text:style-name="T31">Furthermore, e</text:span><text:span text:style-name="T33">arly investment in the company came from </text:span>tech entrepreneurs Andreas Bechtolsheim and David Cheriton <text:span text:style-name="T33">who both </text:span><text:span text:style-name="T34">received funding </text:span><text:span text:style-name="T31">for their own companies </text:span><text:span text:style-name="T34">from</text:span><text:span text:style-name="T33"> </text:span><text:span text:style-name="T31">a </text:span><text:span text:style-name="T33">Department of Defense agency </text:span><text:span text:style-name="T31">known as</text:span><text:span text:style-name="T33"> DARP</text:span><text:span text:style-name="T31">A</text:span><text:span text:style-name="T33">. </text:span><text:span text:style-name="T34">Google’s </text:span><text:span text:style-name="T18">informal </text:span><text:span text:style-name="T34">dealings with the intelligence community have only </text:span><text:span text:style-name="T32">become more entrenched </text:span><text:span text:style-name="T31">with time.</text:span><text:span text:style-name="T32"> </text:span><text:span text:style-name="T31">Their expertise </text:span><text:span text:style-name="T32">serv</text:span><text:span text:style-name="T18">es</text:span><text:span text:style-name="T32"> the</text:span><text:span text:style-name="T34"> Pentagon’s </text:span><text:span text:style-name="T32">goal</text:span><text:span text:style-name="T34"> </text:span><text:span text:style-name="T32">of</text:span><text:span text:style-name="T34"> achiev</text:span><text:span text:style-name="T32">ing</text:span><text:span text:style-name="T34"> “information </text:span><text:span text:style-name="T32">superiority” through the development of mass surveillance tools and related technologies like GPS and data-mining</text:span><text:span text:style-name="T34">. </text:span><text:span text:style-name="T31">In brief, t</text:span><text:span text:style-name="T35">here is a lot going on behind the scenes </text:span><text:span text:style-name="T31">at</text:span><text:span text:style-name="T35"> Google </text:span><text:span text:style-name="T31">and a lot of it</text:span><text:span text:style-name="T35"> goes unsaid. </text:span><text:span text:style-name="T36">So l</text:span><text:span text:style-name="T35">et’s </text:span><text:span text:style-name="T36">how much</text:span><text:span text:style-name="T35"> Google Gemini </text:span><text:span text:style-name="T36">has to say</text:span><text:span text:style-name="T35">:</text:span></text:p>
      <text:p text:style-name="P5"><text:span text:style-name="T35">Hey Google Gemini, </text:span>How was Google founded?</text:p>
      <text:p text:style-name="P6">The founding of Google is a classic Silicon Valley story that began with a groundbreaking research project at Stanford University.</text:p>
      <text:p text:style-name="P6">🧑‍💻 The Founders and Initial Idea</text:p>
      <text:p text:style-name="P6"><text:s text:c="4"/>Larry Page and Sergey Brin met in 1995 while they were Ph.D. students in computer science at Stanford University. Page was considering attending the school, and Brin was assigned to show him around.</text:p>
      <text:p text:style-name="P6">…</text:p>
      <text:p text:style-name="P6">In August 1998, they showed their work to Andy Bechtolsheim, a co-founder of Sun Microsystems. Impressed, he immediately wrote them a check for $100,000 addressed to "Google Inc."…</text:p>
      <text:p text:style-name="P7"><text:span text:style-name="T37">This response is factually correct, but the story </text:span><text:span text:style-name="T38">that</text:span><text:span text:style-name="T37"> Gemini tells paints a very different narrative from Ahmed’s report. </text:span><text:span text:style-name="T38">Should we believe that</text:span><text:span text:style-name="T39"> </text:span><text:span text:style-name="T37">Larry Page and Sergey Brin </text:span><text:span text:style-name="T38">were</text:span><text:span text:style-name="T37"> scrappy college students with </text:span><text:soft-page-break/><text:span text:style-name="T39">a garage, </text:span><text:span text:style-name="T37">a computer</text:span><text:span text:style-name="T39">,</text:span><text:span text:style-name="T37"> and a dream, or </text:span><text:span text:style-name="T38">were they willing to</text:span><text:span text:style-name="T39"> play ball with a globe spanning security apparatus </text:span><text:span text:style-name="T38">in order to get access the funding they needed</text:span><text:span text:style-name="T39">? </text:span><text:span text:style-name="T38">It can be both.</text:span></text:p>
      <text:p text:style-name="P8"><text:span text:style-name="T40">PerplexityAI was founded by a group of software engineers and quickly </text:span><text:span text:style-name="T23">purchased</text:span><text:span text:style-name="T40"> by the likes of </text:span><text:span text:style-name="T41">Amazon owner </text:span><text:span text:style-name="T40">Jeff Bezos </text:span><text:span text:style-name="T42">along with</text:span><text:span text:style-name="T40"> Nvidia</text:span><text:span text:style-name="T43">1</text:span><text:span text:style-name="T44">2</text:span><text:span text:style-name="T40">. Jeff Bezos </text:span><text:span text:style-name="T41">is well known to be among the richest people on the planet, </text:span><text:span text:style-name="T45">mean</text:span><text:span text:style-name="T41">while, one in three workers at Amazon warehouses in Arizona are living off of food stamps</text:span><text:span text:style-name="T43">1</text:span><text:span text:style-name="T46">3</text:span><text:span text:style-name="T41">. As such, </text:span><text:span text:style-name="T45">Amazon </text:span><text:span text:style-name="T26">Prime’s</text:span><text:span text:style-name="T41"> next</text:span><text:span text:style-name="T45"> </text:span><text:span text:style-name="T41">day delivery is subsidized directly by your tax dollars </text:span><text:span text:style-name="T47">in the form of welfare.</text:span><text:span text:style-name="T48"> </text:span><text:span text:style-name="T26">Amazon was also implicated the Google report</text:span><text:span text:style-name="T29">1</text:span><text:span text:style-name="T26"> and </text:span><text:span text:style-name="T49">Jeff Bezos’ grandfather </text:span>Lawrence Preston Gise <text:span text:style-name="T49">was</text:span><text:span text:style-name="T45"> </text:span><text:span text:style-name="T49">one of the founders of DARPA</text:span><text:span text:style-name="T50">2</text:span><text:span text:style-name="T51">. </text:span><text:span text:style-name="T52">Will Perplexity be forthright about the conditions of Amazon workers?</text:span></text:p>
      <text:p text:style-name="P9">Hey Perplexity, <text:span text:style-name="T48">what is it like to work at an Amazon warehouse in Arizona?</text:span></text:p>
      <text:p text:style-name="P10">*Working at an Amazon warehouse in Arizona is typically fast-paced, physically demanding, and highly structured, with experiences varying a lot by site and shift. Many workers describe it as “easy but exhausting” work…</text:p>
      <text:p text:style-name="P10">...</text:p>
      <text:p text:style-name="P10">Workers in Arizona warehouses often report that the pay is better than many local entry-level jobs and that benefits (health insurance, tuition support, and paid time off) start relatively quickly. Some employees appreciate predictable hours, overtime opportunities during peak seasons, and the option to transfer or move up to roles like process assistant if performance is strong.</text:p>
      <text:p text:style-name="P10">…</text:p>
      <text:p text:style-name="P10"><text:span text:style-name="T53">R</text:span>eviews from Phoenix, Tucson, Chandler, and Glendale describe the environment as very metrics-driven, with constant monitoring of productivity and time off task, which some find stressful or anxiety-inducing.</text:p>
      <text:p text:style-name="P11"><text:span text:style-name="T54">Perplexity seems to think I am searching for a job with this question. </text:span><text:span text:style-name="T55">I will note that it does mention the ex</text:span><text:span text:style-name="T56">h</text:span><text:span text:style-name="T55">austing work and constant surveillance, but it </text:span><text:span text:style-name="T56">made no mention of food stamps and it </text:span><text:span text:style-name="T55">fail</text:span><text:span text:style-name="T56">ed</text:span><text:span text:style-name="T55"> to report any numbers for hourly wage</text:span><text:span text:style-name="T57">s,</text:span><text:span text:style-name="T55"> </text:span><text:span text:style-name="T56">Although, if you are eligible for</text:span><text:span text:style-name="T55"> overtime pay </text:span><text:span text:style-name="T56">then they’re probably not </text:span><text:span text:style-name="T58">getting </text:span><text:span text:style-name="T56">pa</text:span><text:span text:style-name="T58">id enough</text:span><text:span text:style-name="T55">. </text:span><text:span text:style-name="T56">If you ever end up working for Amazon then </text:span><text:span text:style-name="T58">I recommend</text:span><text:span text:style-name="T56"> you look into the Amazon Labor Union.</text:span></text:p>
      <text:p text:style-name="P12"><text:span text:style-name="T59">Elon Musk is someone who has </text:span><text:span text:style-name="T60">made</text:span><text:span text:style-name="T59"> himself into </text:span><text:span text:style-name="T61">a</text:span><text:span text:style-name="T62"> </text:span><text:span text:style-name="T61">spectacle </text:span><text:span text:style-name="T62">in recent years, </text:span><text:span text:style-name="T63">adopting </text:span><text:span text:style-name="T64">a, </text:span><text:span text:style-name="T65">let’s </text:span><text:span text:style-name="T66">call it</text:span><text:span text:style-name="T64"> </text:span><text:span text:style-name="T67">Roman </text:span><text:span text:style-name="T64">platform </text:span><text:span text:style-name="T66">and</text:span><text:span text:style-name="T67"> </text:span><text:span text:style-name="T60">bragg</text:span><text:span text:style-name="T67">ing</text:span><text:span text:style-name="T65"> </text:span><text:span text:style-name="T67">publicly</text:span><text:span text:style-name="T60"> about</text:span><text:span text:style-name="T61"> </text:span><text:span text:style-name="T60">manipulat</text:span><text:span text:style-name="T67">ing</text:span><text:span text:style-name="T61"> his Grok ai chatbot </text:span><text:span text:style-name="T60">to better conform to his </text:span><text:span text:style-name="T67">preferred ideology</text:span><text:span text:style-name="T61">. One incident that made headlines was Grok’s “mechahitler” episode where it started extolling antisemitic conspiracy theories </text:span><text:span text:style-name="T68">and </text:span><text:span text:style-name="T64">denying the </text:span><text:span text:style-name="T68">holocaust</text:span><text:span text:style-name="T69">1</text:span><text:span text:style-name="T70">9</text:span><text:span text:style-name="T61">. Another</text:span><text:span text:style-name="T68"> involved Grok making unsubstantiated claims </text:span><text:span text:style-name="T64">that </text:span><text:span text:style-name="T68">South Africa </text:span><text:span text:style-name="T64">was committing</text:span><text:span text:style-name="T68"> “</text:span><text:span text:style-name="T61">white genocide”</text:span><text:span text:style-name="T71">20</text:span><text:span text:style-name="T72">. </text:span><text:span text:style-name="T64">Grok</text:span><text:span text:style-name="T73"> was also taken down briefly </text:span><text:span text:style-name="T66">when</text:span><text:span text:style-name="T73"> </text:span><text:span text:style-name="T64">it </text:span><text:span text:style-name="T73">denounc</text:span><text:span text:style-name="T60">ed</text:span><text:span text:style-name="T73"> Israel’</text:span><text:span text:style-name="T67">s</text:span><text:span text:style-name="T74"> </text:span><text:span text:style-name="T67">genocid</text:span><text:span text:style-name="T74">e of the Palestinian </text:span><text:span text:style-name="T66">people</text:span><text:span text:style-name="T73"> and </text:span><text:span text:style-name="T67">it </text:span><text:span text:style-name="T73">promptly changed it’s </text:span><text:span text:style-name="T64">tune</text:span><text:span text:style-name="T73"> </text:span><text:span text:style-name="T66">when it came</text:span><text:span text:style-name="T73"> back online</text:span><text:span text:style-name="T69">2</text:span><text:span text:style-name="T75">4</text:span><text:span text:style-name="T73">. </text:span><text:span text:style-name="T76">Grok </text:span><text:span text:style-name="T74">highlights</text:span><text:span text:style-name="T60"> how the owners of this technology </text:span><text:span text:style-name="T66">have the control to</text:span><text:span text:style-name="T74"> </text:span><text:span text:style-name="T66">modify</text:span><text:span text:style-name="T74"> the AI’s words </text:span><text:span text:style-name="T66">however</text:span><text:span text:style-name="T74"> they see fit</text:span><text:span text:style-name="T77">. Since Elon </text:span><text:span text:style-name="T66">has been</text:span><text:span text:style-name="T77"> dabbling in</text:span><text:span text:style-name="T76"> historical revisionism, </text:span><text:span text:style-name="T77">l</text:span><text:span text:style-name="T76">et’s </text:span><text:span text:style-name="T77">see what Grok has to say about an old Thanksgiving dinner classic</text:span><text:span text:style-name="T76">:</text:span></text:p>
      <text:p text:style-name="P13">Hey Grok, What was the civil war fought over?</text:p>
      <text:p text:style-name="P14"><text:soft-page-break/>The short, accurate answer: The Civil War was fought over slavery—specifically, whether slavery would be allowed to expand into new U.S. territories and states, and whether the federal government had the power to restrict or eventually end it.</text:p>
      <text:p text:style-name="P15">Well that’s <text:span text:style-name="T74">reassuringly normal</text:span>. Looks like Grok <text:span text:style-name="T78">is on it’s best behavior today</text:span><text:span text:style-name="T77">. </text:span><text:span text:style-name="T78">In fact, all the r</text:span><text:span text:style-name="T74">esponses </text:span><text:span text:style-name="T78">I got</text:span><text:span text:style-name="T74"> about </text:span><text:span text:style-name="T66">historic events</text:span><text:span text:style-name="T74"> </text:span><text:span text:style-name="T78">were </text:span><text:span text:style-name="T66">devoid of </text:span><text:span text:style-name="T78">red flag</text:span><text:span text:style-name="T66">s</text:span><text:span text:style-name="T78"> </text:span><text:span text:style-name="T74">which is </text:span><text:span text:style-name="T78">a </text:span><text:span text:style-name="T74">good </text:span><text:span text:style-name="T78">thing</text:span><text:span text:style-name="T74">, but </text:span><text:span text:style-name="T66">it’s </text:span><text:span text:style-name="T78">also </text:span><text:span text:style-name="T74">boring so l</text:span><text:span text:style-name="T79">et’s </text:span><text:span text:style-name="T78">pivot to</text:span><text:span text:style-name="T80"> current </text:span><text:span text:style-name="T78">events instead</text:span><text:span text:style-name="T80">:</text:span></text:p>
      <text:p text:style-name="P16">Hey Grok, Why is the US threatening Venezuela?</text:p>
      <text:p text:style-name="P17"><text:s/>The United States, under President Donald Trump, has escalated military and diplomatic pressure on Venezuela in recent weeks, including deploying the USS Gerald R. Ford aircraft carrier to the Caribbean, conducting over 20 airstrikes on suspected drug boats (killing at least 83 people), and designating Venezuela's "Cartel de los Soles" (a network allegedly involving senior officials) as a foreign terrorist organization on November 24....</text:p>
      <text:p text:style-name="P18"><text:span text:style-name="T10">Bingo! So for context, </text:span><text:span text:style-name="T81">the US government is currently threatening to invade Venezuela to </text:span><text:span text:style-name="T82">stop</text:span><text:span text:style-name="T83"> </text:span><text:span text:style-name="T81">so-called “Narco-Terrorist” organization “Cartel de los Soles” from trafficking drugs into the US. The problem </text:span><text:span text:style-name="T82">here is</text:span><text:span text:style-name="T81"> that Cartel de los Soles is not real. </text:span><text:span text:style-name="T84">It’s made up. </text:span><text:span text:style-name="T81">Even CNN </text:span><text:span text:style-name="T85">said as much</text:span><text:span text:style-name="T86">3</text:span><text:span text:style-name="T87">2</text:span><text:span text:style-name="T81"> and the vast majority of </text:span><text:span text:style-name="T82">cocaine</text:span><text:span text:style-name="T81"> that enter the US </text:span><text:span text:style-name="T82">do</text:span><text:span text:style-name="T88">es</text:span><text:span text:style-name="T82"> not come from Venezuela. It </text:span><text:span text:style-name="T81">come from Col</text:span><text:span text:style-name="T89">o</text:span><text:span text:style-name="T81">mbia </text:span><text:span text:style-name="T82">according to the UN World Drug Report</text:span><text:span text:style-name="T86">3</text:span><text:span text:style-name="T90">3</text:span><text:span text:style-name="T81"> .</text:span><text:span text:style-name="T91">Col</text:span><text:span text:style-name="T89">o</text:span><text:span text:style-name="T91">mbia </text:span><text:span text:style-name="T81">a</text:span><text:span text:style-name="T82">nd</text:span><text:span text:style-name="T84"> </text:span><text:span text:style-name="T81">Marco Rubio’s </text:span><text:span text:style-name="T82">brother</text:span><text:span text:style-name="T86">3</text:span><text:span text:style-name="T90">4</text:span><text:span text:style-name="T81">. </text:span><text:span text:style-name="T85">So why is Elon </text:span><text:span text:style-name="T91">Musk’s </text:span><text:span text:style-name="T85">AI repeating this narrative? Well,</text:span><text:span text:style-name="T92"> to an extent,</text:span><text:span text:style-name="T85"> </text:span><text:span text:style-name="T91">Grok</text:span><text:span text:style-name="T85"> </text:span><text:span text:style-name="T84">is </text:span><text:span text:style-name="T91">just</text:span><text:span text:style-name="T88"> </text:span><text:span text:style-name="T85">regurgitat</text:span><text:span text:style-name="T84">ing </text:span><text:span text:style-name="T92">what</text:span><text:span text:style-name="T85"> </text:span><text:span text:style-name="T84">is </text:span><text:span text:style-name="T88">being</text:span><text:span text:style-name="T85"> plastered </text:span><text:span text:style-name="T91">all over the internet</text:span><text:span text:style-name="T85">, </text:span><text:span text:style-name="T84">but </text:span><text:span text:style-name="T91">there are </text:span><text:span text:style-name="T92">other</text:span><text:span text:style-name="T91"> compelling incentives worth noting</text:span><text:span text:style-name="T84">.</text:span><text:span text:style-name="T85"> Elon was </text:span><text:span text:style-name="T84">a </text:span><text:span text:style-name="T85">part of the Trump Administration </text:span><text:span text:style-name="T91">during his time as head of</text:span><text:span text:style-name="T85"> DOGE. He was also one of the </text:span><text:span text:style-name="T84">co-</text:span><text:span text:style-name="T85">founders of the company that would become PayPal which </text:span><text:span text:style-name="T88">is yet another</text:span><text:span text:style-name="T85"> </text:span><text:span text:style-name="T84">company </text:span><text:span text:style-name="T85">implicated in the Google report</text:span><text:span text:style-name="T93">1</text:span><text:span text:style-name="T85">. </text:span><text:span text:style-name="T88">So yeah, e</text:span><text:span text:style-name="T94">veryone </text:span><text:span text:style-name="T88">is</text:span><text:span text:style-name="T94"> </text:span><text:span text:style-name="T85">part of </text:span><text:span text:style-name="T94">one</text:span><text:span text:style-name="T95"> big </text:span><text:span text:style-name="T85">club and they </text:span><text:span text:style-name="T95">can’t wait to get their hands on some </text:span><text:span text:style-name="T96">of that </text:span><text:span text:style-name="T95">delicious Venezuelan oil</text:span><text:span text:style-name="T86">3</text:span><text:span text:style-name="T97">5</text:span><text:span text:style-name="T95">!</text:span><text:span text:style-name="T85"> </text:span></text:p>
      <text:p text:style-name="P19">One <text:span text:style-name="T98">quick</text:span> thing I <text:span text:style-name="T99">need</text:span> to <text:span text:style-name="T78">cover</text:span><text:span text:style-name="T99"> </text:span><text:span text:style-name="T98">before finishing </text:span>is to do an direct comparison with each LLM <text:span text:style-name="T99">in order to</text:span> satisfy the assignment prompt so I fed <text:span text:style-name="T99">my</text:span> “ <text:span text:style-name="T100">How was Google founded?” </text:span><text:span text:style-name="T54">question into Perplexity, Grok, Claude, and ChatGPT. </text:span><text:span text:style-name="T101">They all say roughly the same thing mentioning</text:span><text:span text:style-name="T102"> Stanford </text:span><text:span text:style-name="T103">University</text:span><text:span text:style-name="T102"> </text:span><text:span text:style-name="T101">project “Backrub”, </text:span><text:span text:style-name="T102">early </text:span><text:span text:style-name="T101">investment by Andy Bechtolsheim and the garage in Menlow Park. </text:span><text:span text:style-name="T104">Grok tried to cast Larry Page and Sergey Brin as </text:span><text:span text:style-name="T102">an </text:span><text:span text:style-name="T104">unlikely </text:span><text:span text:style-name="T102">duo who butted heads alot</text:span><text:span text:style-name="T104">, but none were as enthusiastic as Google Gemini who called it a “classic Silicon Valley story” with “humble beginnings.” </text:span><text:span text:style-name="T102">Out of everything, t</text:span><text:span text:style-name="T104">here was not a single mention of </text:span><text:span text:style-name="T105">DARPA, MDDS, or </text:span><text:span text:style-name="T102">In-Q-Tel</text:span><text:span text:style-name="T104">, </text:span><text:span text:style-name="T102">the real Silicon Valley story</text:span><text:span text:style-name="T104">.</text:span></text:p>
      <text:p text:style-name="P20"><text:span text:style-name="T106">And that’s all I got time for. My takeaway here is that AI is a </text:span><text:span text:style-name="T102">just </text:span><text:span text:style-name="T106">mirror that reflects the internet as a whole. </text:span><text:span text:style-name="T107">It is generally correct and helpful, but </text:span><text:span text:style-name="T102">politically inconvenient</text:span><text:span text:style-name="T107"> </text:span><text:span text:style-name="T108">topics</text:span><text:span text:style-name="T107"> are subject to</text:span><text:span text:style-name="T109"> astroturf</text:span><text:span text:style-name="T107">ing</text:span><text:span text:style-name="T109"> </text:span><text:span text:style-name="T107">and</text:span><text:span text:style-name="T109"> AI </text:span><text:span text:style-name="T102">is no</text:span><text:span text:style-name="T108">t</text:span><text:span text:style-name="T102"> </text:span><text:span text:style-name="T108">exempt</text:span><text:span text:style-name="T109">. </text:span><text:span text:style-name="T110">One step to avoid these pitfalls</text:span><text:span text:style-name="T111">, I think, is to try our best to develop media literacy </text:span><text:span text:style-name="T102">so we can</text:span><text:span text:style-name="T111"> understand how </text:span><text:span text:style-name="T108">the </text:span><text:span text:style-name="T111">stories </text:span><text:span text:style-name="T102">we hear everyday </text:span><text:span text:style-name="T111">are used to shape our opinions. </text:span><text:span text:style-name="T102">I</text:span><text:span text:style-name="T111">f you </text:span><text:span text:style-name="T102">are</text:span><text:span text:style-name="T111"> feeling motivated </text:span><text:span text:style-name="T108">after all this</text:span><text:span text:style-name="T111">, </text:span><text:span text:style-name="T108">then </text:span><text:span text:style-name="T111">I would recommend picking up </text:span><text:span text:style-name="T102">a copy of </text:span><text:span text:style-name="T111">Manufacturing Consent by Noam Chompsky. </text:span><text:span text:style-name="T112">The stories I hear </text:span><text:span text:style-name="T110">a lot </text:span><text:span text:style-name="T112">these days is that AI is the future, but if that </text:span><text:span text:style-name="T110">truly </text:span><text:span text:style-name="T112">is the case, then why are we letting people like this lead the way? Thank you.</text:span></text:p>
      <text:p text:style-name="P21"/>
      <text:p text:style-name="P22"><text:span text:style-name="T29">1</text:span><text:a xlink:type="simple" xlink:href="https://medium.com/@NafeezAhmed/how-the-cia-made-google-e836451a959e" text:style-name="Internet_20_link" text:visited-style-name="Visited_20_Internet_20_Link">https://medium.com/@NafeezAhmed/how-the-cia-made-google-e836451a959e</text:a></text:p>
      <text:p text:style-name="P23"><text:span text:style-name="T50">2</text:span><text:span text:style-name="T113"> </text:span><text:a xlink:type="simple" xlink:href="https://www.nytimes.com/2018/10/26/opinion/amazon-bezos-pentagon-hq2.html" text:style-name="Internet_20_link" text:visited-style-name="Visited_20_Internet_20_Link">https://www.nytimes.com/2018/10/26/opinion/amazon-bezos-pentagon-hq2.html</text:a></text:p>
      <text:p text:style-name="P24"><text:span text:style-name="T114">3</text:span><text:span text:style-name="T115"> </text:span><text:a xlink:type="simple" xlink:href="https://docs.un.org/en/A/80/337" text:style-name="Internet_20_link" text:visited-style-name="Visited_20_Internet_20_Link"><text:span text:style-name="T116">https://docs.un.org/en/A/80/337</text:span></text:a><text:span text:style-name="T117"> <text:s/></text:span><text:span text:style-name="T118">Israel is committing genocide</text:span></text:p>
      <text:p text:style-name="P25"><text:span text:style-name="T119">4</text:span><text:span text:style-name="T115"> </text:span><text:a xlink:type="simple" xlink:href="https://docs.un.org/en/A/HRC/59/23" text:style-name="Internet_20_link" text:visited-style-name="Visited_20_Internet_20_Link"><text:span text:style-name="T116">https://docs.un.org/en/A/HRC/59/23</text:span></text:a> <text:s/><text:span text:style-name="T120">project Nimbus</text:span></text:p>
      <text:p text:style-name="P26"><text:span text:style-name="T43">1</text:span><text:span text:style-name="T44">2</text:span><text:a xlink:type="simple" xlink:href="https://en.wikipedia.org/wiki/Perplexity_AI" text:style-name="Internet_20_link" text:visited-style-name="Visited_20_Internet_20_Link">https://en.wikipedia.org/wiki/Perplexity_AI</text:a></text:p>
      <text:p text:style-name="P27"><text:span text:style-name="T43">1</text:span><text:span text:style-name="T46">3</text:span><text:a xlink:type="simple" xlink:href="https://theintercept.com/2018/04/19/amazon-snap-subsidies-warehousing-wages/" text:style-name="Internet_20_link" text:visited-style-name="Visited_20_Internet_20_Link">https://theintercept.com/2018/04/19/amazon-snap-subsidies-warehousing-wages/</text:a></text:p>
      <text:p text:style-name="P28"><text:span text:style-name="T43">1</text:span><text:span text:style-name="T121">4</text:span><text:a xlink:type="simple" xlink:href="https://arstechnica.com/tech-policy/2025/07/groks-mechahitler-meltdown-didnt-stop-xai-from-winning-200m-military-deal/" text:style-name="Internet_20_link" text:visited-style-name="Visited_20_Internet_20_Link">https://arstechnica.com/tech-policy/2025/07/groks-mechahitler-meltdown-didnt-stop-xai-from-winning-200m-military-deal/</text:a></text:p>
      <text:p text:style-name="P29"><text:span text:style-name="T43">1</text:span><text:span text:style-name="T122">9</text:span><text:a xlink:type="simple" xlink:href="https://arstechnica.com/tech-policy/2025/07/grok-praises-hitler-gives-credit-to-musk-for-removing-woke-filters/" text:style-name="Internet_20_link" text:visited-style-name="Visited_20_Internet_20_Link">https://arstechnica.com/tech-policy/2025/07/grok-praises-hitler-gives-credit-to-musk-for-removing-woke-filters/</text:a></text:p>
      <text:p text:style-name="P30"><text:span text:style-name="T71">20</text:span><text:a xlink:type="simple" xlink:href="https://www.rollingstone.com/culture/culture-news/elon-musk-x-grok-white-genocide-holocaust-1235341267/" text:style-name="Internet_20_link" text:visited-style-name="Visited_20_Internet_20_Link">https://www.rollingstone.com/culture/culture-news/elon-musk-x-grok-white-genocide-holocaust-1235341267/</text:a></text:p>
      <text:p text:style-name="P31"><text:span text:style-name="T71">2</text:span><text:span text:style-name="T123">1</text:span><text:a xlink:type="simple" xlink:href="https://en.wikipedia.org/wiki/Elon_Musk" text:style-name="Internet_20_link" text:visited-style-name="Visited_20_Internet_20_Link"><text:span text:style-name="T8">https://en.wikipedia.org/wiki/Elon_Musk</text:span></text:a></text:p>
      <text:p text:style-name="P32"><text:span text:style-name="T71">2</text:span><text:span text:style-name="T124">4</text:span><text:a xlink:type="simple" xlink:href="https://newrepublic.com/post/199017/musk-grok-ai-tool-suspended-israel-genocide-gaza" text:style-name="Internet_20_link" text:visited-style-name="Visited_20_Internet_20_Link">https://newrepublic.com/post/199017/musk-grok-ai-tool-suspended-israel-genocide-gaza</text:a></text:p>
      <text:p text:style-name="P33"><text:span text:style-name="T125">3</text:span><text:span text:style-name="T126">2</text:span><text:a xlink:type="simple" xlink:href="https://www.cnn.com/2025/11/17/americas/venezuela-cartel-de-los-soles-fto-latam-intl" text:style-name="Internet_20_link" text:visited-style-name="Visited_20_Internet_20_Link">https://www.cnn.com/2025/11/17/americas/venezuela-cartel-de-los-soles-fto-latam-intl</text:a></text:p>
      <text:p text:style-name="P34"><text:span text:style-name="T125">3</text:span><text:span text:style-name="T127">3</text:span><text:a xlink:type="simple" xlink:href="https://www.unodc.org/unodc/en/data-and-analysis/world-drug-report-2025-maps.html" text:style-name="Internet_20_link" text:visited-style-name="Visited_20_Internet_20_Link">https://www.unodc.org/unodc/en/data-and-analysis/world-drug-report-2025-maps.html</text:a></text:p>
      <text:p text:style-name="P34"><text:span text:style-name="T125">3</text:span><text:span text:style-name="T127">4</text:span><text:a xlink:type="simple" xlink:href="https://www.miaminewtimes.com/news/marco-rubios-brother-in-law-was-a-prolific-cocaine-trafficker-23618933/" text:style-name="Internet_20_link" text:visited-style-name="Visited_20_Internet_20_Link">https://www.miaminewtimes.com/news/marco-rubios-brother-in-law-was-a-prolific-cocaine-trafficker-23618933/</text:a></text:p>
      <text:p text:style-name="P35"><text:span text:style-name="T125">3</text:span><text:span text:style-name="T128">5</text:span><text:a xlink:type="simple" xlink:href="https://x.com/Acyn/status/1667682589333659648" text:style-name="Internet_20_link" text:visited-style-name="Visited_20_Internet_20_Link">https://x.com/Acyn/status/1667682589333659648</text:a></text:p>
      <text:p text:style-name="P36"><text:span text:style-name="T129">3</text:span><text:span text:style-name="T130">6</text:span><text:a xlink:type="simple" xlink:href="../../../../../Downloads/CSET-Building-the-Tech-Coalition-1.pdf" text:style-name="Internet_20_link" text:visited-style-name="Visited_20_Internet_20_Link"><text:span text:style-name="T117">file:///home/greg/Downloads/CSET-Building-the-Tech-Coalition-1.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9T20:41:45.720451989</meta:creation-date>
    <dc:date>2025-11-28T17:54:41.389306898</dc:date>
    <meta:editing-duration>P3DT6H6M51S</meta:editing-duration>
    <meta:editing-cycles>58</meta:editing-cycles>
    <meta:generator>LibreOffice/25.8.3.2$Linux_X86_64 LibreOffice_project/8ca8d55c161d602844f5428fa4b58097424e324e</meta:generator>
    <meta:print-date>2025-11-27T12:17:38.230256597</meta:print-date>
    <meta:printed-by>PDF files</meta:printed-by>
    <meta:document-statistic meta:table-count="0" meta:image-count="0" meta:object-count="0" meta:page-count="4" meta:paragraph-count="44" meta:word-count="1573" meta:character-count="10646" meta:non-whitespace-character-count="9108"/>
  </office:meta>
</office:document-meta>
</file>